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fs-dfs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ge5 (la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1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2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6]; [$lookup.A$1:$lookup.B$37]; 2; 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8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2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3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ا</text:p>
          </table:table-cell>
          <table:table-cell table:formula="of:=VLOOKUP([.B3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4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4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7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5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5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8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7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7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8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8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8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10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10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4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9]; [$lookup.A$1:$lookup.B$37]; 2; 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1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7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2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4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3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3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3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5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4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2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6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5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5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6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6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7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7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8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9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2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201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10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1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8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9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2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3]; [$lookup.A$1:$lookup.B$37]; 2; 1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30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3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4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5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9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7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2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8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8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90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8]; [$lookup.A$1:$lookup.B$37]; 2; 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30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30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1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11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2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3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4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4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5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3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5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6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6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7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37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37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37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37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37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37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3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3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3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38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3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3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3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38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38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38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38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38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39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39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392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3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39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3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3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3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0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40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40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40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4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40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4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40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40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41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4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4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4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41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41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41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41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4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42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4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422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42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42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4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42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2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2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43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431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3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3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43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4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43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438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43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4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44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44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4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44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44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446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44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44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4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450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45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4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45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4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45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45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45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458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459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4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46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46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46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46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46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6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4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46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47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47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472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47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47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47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4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4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47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479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48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48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4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483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4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48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8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48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8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48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4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4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4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4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4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49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9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49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5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5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502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50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5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505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50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5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50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5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5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51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51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5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5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5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51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51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51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519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5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521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52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52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52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52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52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527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formula="of:=VLOOKUP([.B5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formula="of:=VLOOKUP([.B5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formula="of:=VLOOKUP([.B5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formula="of:=VLOOKUP([.B53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formula="of:=VLOOKUP([.B534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formula="of:=VLOOKUP([.B5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formula="of:=VLOOKUP([.B53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formula="of:=VLOOKUP([.B5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formula="of:=VLOOKUP([.B53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formula="of:=VLOOKUP([.B53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formula="of:=VLOOKUP([.B5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formula="of:=VLOOKUP([.B54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formula="of:=VLOOKUP([.B54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formula="of:=VLOOKUP([.B54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formula="of:=VLOOKUP([.B54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5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formula="of:=VLOOKUP([.B54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formula="of:=VLOOKUP([.B547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formula="of:=VLOOKUP([.B54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4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formula="of:=VLOOKUP([.B55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5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formula="of:=VLOOKUP([.B55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formula="of:=VLOOKUP([.B55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formula="of:=VLOOKUP([.B55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formula="of:=VLOOKUP([.B5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formula="of:=VLOOKUP([.B556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formula="of:=VLOOKUP([.B55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formula="of:=VLOOKUP([.B5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formula="of:=VLOOKUP([.B55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formula="of:=VLOOKUP([.B56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formula="of:=VLOOKUP([.B56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formula="of:=VLOOKUP([.B5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formula="of:=VLOOKUP([.B564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formula="of:=VLOOKUP([.B5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formula="of:=VLOOKUP([.B56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formula="of:=VLOOKUP([.B5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formula="of:=VLOOKUP([.B568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formula="of:=VLOOKUP([.B5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formula="of:=VLOOKUP([.B57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formula="of:=VLOOKUP([.B57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formula="of:=VLOOKUP([.B57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formula="of:=VLOOKUP([.B5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formula="of:=VLOOKUP([.B5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formula="of:=VLOOKUP([.B57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5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formula="of:=VLOOKUP([.B5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formula="of:=VLOOKUP([.B57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formula="of:=VLOOKUP([.B5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formula="of:=VLOOKUP([.B58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formula="of:=VLOOKUP([.B581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formula="of:=VLOOKUP([.B5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formula="of:=VLOOKUP([.B58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formula="of:=VLOOKUP([.B58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formula="of:=VLOOKUP([.B58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formula="of:=VLOOKUP([.B58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formula="of:=VLOOKUP([.B58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formula="of:=VLOOKUP([.B5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formula="of:=VLOOKUP([.B5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formula="of:=VLOOKUP([.B59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formula="of:=VLOOKUP([.B5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formula="of:=VLOOKUP([.B5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formula="of:=VLOOKUP([.B594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formula="of:=VLOOKUP([.B59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formula="of:=VLOOKUP([.B5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formula="of:=VLOOKUP([.B5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formula="of:=VLOOKUP([.B59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formula="of:=VLOOKUP([.B59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formula="of:=VLOOKUP([.B6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formula="of:=VLOOKUP([.B60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formula="of:=VLOOKUP([.B60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formula="of:=VLOOKUP([.B6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formula="of:=VLOOKUP([.B604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formula="of:=VLOOKUP([.B6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60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formula="of:=VLOOKUP([.B60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formula="of:=VLOOKUP([.B6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formula="of:=VLOOKUP([.B60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formula="of:=VLOOKUP([.B61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formula="of:=VLOOKUP([.B61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formula="of:=VLOOKUP([.B6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formula="of:=VLOOKUP([.B613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formula="of:=VLOOKUP([.B614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formula="of:=VLOOKUP([.B61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formula="of:=VLOOKUP([.B61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formula="of:=VLOOKUP([.B61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formula="of:=VLOOKUP([.B6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formula="of:=VLOOKUP([.B620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formula="of:=VLOOKUP([.B62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formula="of:=VLOOKUP([.B622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formula="of:=VLOOKUP([.B62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formula="of:=VLOOKUP([.B62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formula="of:=VLOOKUP([.B62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formula="of:=VLOOKUP([.B62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formula="of:=VLOOKUP([.B627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formula="of:=VLOOKUP([.B62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formula="of:=VLOOKUP([.B62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formula="of:=VLOOKUP([.B63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formula="of:=VLOOKUP([.B63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formula="of:=VLOOKUP([.B6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formula="of:=VLOOKUP([.B63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6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formula="of:=VLOOKUP([.B63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formula="of:=VLOOKUP([.B636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formula="of:=VLOOKUP([.B637]; [$lookup.A$1:$lookup.B$37]; 2; 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formula="of:=VLOOKUP([.B63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formula="of:=VLOOKUP([.B63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formula="of:=VLOOKUP([.B64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6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formula="of:=VLOOKUP([.B64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formula="of:=VLOOKUP([.B64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formula="of:=VLOOKUP([.B6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645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formula="of:=VLOOKUP([.B64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formula="of:=VLOOKUP([.B64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formula="of:=VLOOKUP([.B65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formula="of:=VLOOKUP([.B65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formula="of:=VLOOKUP([.B6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formula="of:=VLOOKUP([.B65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formula="of:=VLOOKUP([.B65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formula="of:=VLOOKUP([.B6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formula="of:=VLOOKUP([.B65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formula="of:=VLOOKUP([.B65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formula="of:=VLOOKUP([.B65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formula="of:=VLOOKUP([.B65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formula="of:=VLOOKUP([.B66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formula="of:=VLOOKUP([.B66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formula="of:=VLOOKUP([.B66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formula="of:=VLOOKUP([.B66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formula="of:=VLOOKUP([.B6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formula="of:=VLOOKUP([.B66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formula="of:=VLOOKUP([.B66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formula="of:=VLOOKUP([.B6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formula="of:=VLOOKUP([.B66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formula="of:=VLOOKUP([.B669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formula="of:=VLOOKUP([.B670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formula="of:=VLOOKUP([.B67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formula="of:=VLOOKUP([.B67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formula="of:=VLOOKUP([.B674]; [$lookup.A$1:$lookup.B$37]; 2; 1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formula="of:=VLOOKUP([.B67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formula="of:=VLOOKUP([.B67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formula="of:=VLOOKUP([.B6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6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formula="of:=VLOOKUP([.B67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formula="of:=VLOOKUP([.B68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</text:p>
          </table:table-cell>
          <table:table-cell office:value-type="string" calcext:value-type="string">
            <text:p>ا</text:p>
          </table:table-cell>
          <table:table-cell table:formula="of:=VLOOKUP([.B68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formula="of:=VLOOKUP([.B68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formula="of:=VLOOKUP([.B68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formula="of:=VLOOKUP([.B684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formula="of:=VLOOKUP([.B6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formula="of:=VLOOKUP([.B68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formula="of:=VLOOKUP([.B6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formula="of:=VLOOKUP([.B68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formula="of:=VLOOKUP([.B6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formula="of:=VLOOKUP([.B69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formula="of:=VLOOKUP([.B69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formula="of:=VLOOKUP([.B69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formula="of:=VLOOKUP([.B69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formula="of:=VLOOKUP([.B6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formula="of:=VLOOKUP([.B69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formula="of:=VLOOKUP([.B69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formula="of:=VLOOKUP([.B69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formula="of:=VLOOKUP([.B6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formula="of:=VLOOKUP([.B70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formula="of:=VLOOKUP([.B70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formula="of:=VLOOKUP([.B70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formula="of:=VLOOKUP([.B70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formula="of:=VLOOKUP([.B70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formula="of:=VLOOKUP([.B70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formula="of:=VLOOKUP([.B70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formula="of:=VLOOKUP([.B7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formula="of:=VLOOKUP([.B70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formula="of:=VLOOKUP([.B70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71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formula="of:=VLOOKUP([.B7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formula="of:=VLOOKUP([.B712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formula="of:=VLOOKUP([.B7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formula="of:=VLOOKUP([.B7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formula="of:=VLOOKUP([.B7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ݢ</text:p>
          </table:table-cell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formula="of:=VLOOKUP([.B7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formula="of:=VLOOKUP([.B71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formula="of:=VLOOKUP([.B71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formula="of:=VLOOKUP([.B7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formula="of:=VLOOKUP([.B7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formula="of:=VLOOKUP([.B722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formula="of:=VLOOKUP([.B723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formula="of:=VLOOKUP([.B7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formula="of:=VLOOKUP([.B72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formula="of:=VLOOKUP([.B72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formula="of:=VLOOKUP([.B72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formula="of:=VLOOKUP([.B728]; [$lookup.A$1:$lookup.B$37]; 2; 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729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formula="of:=VLOOKUP([.B730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formula="of:=VLOOKUP([.B73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formula="of:=VLOOKUP([.B7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formula="of:=VLOOKUP([.B73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formula="of:=VLOOKUP([.B73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formula="of:=VLOOKUP([.B73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formula="of:=VLOOKUP([.B73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formula="of:=VLOOKUP([.B7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formula="of:=VLOOKUP([.B7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formula="of:=VLOOKUP([.B73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formula="of:=VLOOKUP([.B7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formula="of:=VLOOKUP([.B74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formula="of:=VLOOKUP([.B74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formula="of:=VLOOKUP([.B743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4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formula="of:=VLOOKUP([.B74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formula="of:=VLOOKUP([.B74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س</text:p>
          </table:table-cell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formula="of:=VLOOKUP([.B74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formula="of:=VLOOKUP([.B74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formula="of:=VLOOKUP([.B75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formula="of:=VLOOKUP([.B7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formula="of:=VLOOKUP([.B752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formula="of:=VLOOKUP([.B75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formula="of:=VLOOKUP([.B75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formula="of:=VLOOKUP([.B7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formula="of:=VLOOKUP([.B75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formula="of:=VLOOKUP([.B7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formula="of:=VLOOKUP([.B75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formula="of:=VLOOKUP([.B7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formula="of:=VLOOKUP([.B7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formula="of:=VLOOKUP([.B76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formula="of:=VLOOKUP([.B76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formula="of:=VLOOKUP([.B76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formula="of:=VLOOKUP([.B76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formula="of:=VLOOKUP([.B76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6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formula="of:=VLOOKUP([.B7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7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7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formula="of:=VLOOKUP([.B77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7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formula="of:=VLOOKUP([.B77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formula="of:=VLOOKUP([.B77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VLOOKUP([.B774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formula="of:=VLOOKUP([.B77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formula="of:=VLOOKUP([.B77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formula="of:=VLOOKUP([.B7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formula="of:=VLOOKUP([.B778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formula="of:=VLOOKUP([.B77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formula="of:=VLOOKUP([.B78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formula="of:=VLOOKUP([.B7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formula="of:=VLOOKUP([.B782]; [$lookup.A$1:$lookup.B$37]; 2; 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formula="of:=VLOOKUP([.B7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formula="of:=VLOOKUP([.B7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formula="of:=VLOOKUP([.B7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formula="of:=VLOOKUP([.B78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formula="of:=VLOOKUP([.B7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formula="of:=VLOOKUP([.B78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formula="of:=VLOOKUP([.B78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formula="of:=VLOOKUP([.B79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formula="of:=VLOOKUP([.B7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formula="of:=VLOOKUP([.B79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formula="of:=VLOOKUP([.B7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9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formula="of:=VLOOKUP([.B79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formula="of:=VLOOKUP([.B79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formula="of:=VLOOKUP([.B7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formula="of:=VLOOKUP([.B798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formula="of:=VLOOKUP([.B79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formula="of:=VLOOKUP([.B800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formula="of:=VLOOKUP([.B80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formula="of:=VLOOKUP([.B80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340+</text:p>
          </table:table-cell>
          <table:table-cell office:value-type="string" calcext:value-type="string">
            <text:p>ت</text:p>
          </table:table-cell>
          <table:table-cell table:formula="of:=VLOOKUP([.B804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455433+</text:p>
          </table:table-cell>
          <table:table-cell office:value-type="string" calcext:value-type="string">
            <text:p>ت</text:p>
          </table:table-cell>
          <table:table-cell table:formula="of:=VLOOKUP([.B80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5573351222222</text:p>
          </table:table-cell>
          <table:table-cell office:value-type="string" calcext:value-type="string">
            <text:p>ک</text:p>
          </table:table-cell>
          <table:table-cell table:formula="of:=VLOOKUP([.B80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2332342</text:p>
          </table:table-cell>
          <table:table-cell office:value-type="string" calcext:value-type="string">
            <text:p>ا</text:p>
          </table:table-cell>
          <table:table-cell table:formula="of:=VLOOKUP([.B8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76143153</text:p>
          </table:table-cell>
          <table:table-cell office:value-type="string" calcext:value-type="string">
            <text:p>ل</text:p>
          </table:table-cell>
          <table:table-cell table:formula="of:=VLOOKUP([.B80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72</text:p>
          </table:table-cell>
          <table:table-cell office:value-type="string" calcext:value-type="string">
            <text:p>ا</text:p>
          </table:table-cell>
          <table:table-cell table:formula="of:=VLOOKUP([.B8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6735255-34533332</text:p>
          </table:table-cell>
          <table:table-cell office:value-type="string" calcext:value-type="string">
            <text:p>ي</text:p>
          </table:table-cell>
          <table:table-cell table:formula="of:=VLOOKUP([.B8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81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14466554</text:p>
          </table:table-cell>
          <table:table-cell office:value-type="string" calcext:value-type="string">
            <text:p>ک</text:p>
          </table:table-cell>
          <table:table-cell table:formula="of:=VLOOKUP([.B81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4343+</text:p>
          </table:table-cell>
          <table:table-cell office:value-type="string" calcext:value-type="string">
            <text:p>ن</text:p>
          </table:table-cell>
          <table:table-cell table:formula="of:=VLOOKUP([.B81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ب</text:p>
          </table:table-cell>
          <table:table-cell table:formula="of:=VLOOKUP([.B81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office:value-type="string" calcext:value-type="string">
            <text:p>ر</text:p>
          </table:table-cell>
          <table:table-cell table:formula="of:=VLOOKUP([.B81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044466665</text:p>
          </table:table-cell>
          <table:table-cell office:value-type="string" calcext:value-type="string">
            <text:p>ک</text:p>
          </table:table-cell>
          <table:table-cell table:formula="of:=VLOOKUP([.B81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06554032534244</text:p>
          </table:table-cell>
          <table:table-cell office:value-type="string" calcext:value-type="string">
            <text:p>ه</text:p>
          </table:table-cell>
          <table:table-cell table:formula="of:=VLOOKUP([.B8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4444352442</text:p>
          </table:table-cell>
          <table:table-cell office:value-type="string" calcext:value-type="string">
            <text:p>و</text:p>
          </table:table-cell>
          <table:table-cell table:formula="of:=VLOOKUP([.B81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0-631-</text:p>
          </table:table-cell>
          <table:table-cell office:value-type="string" calcext:value-type="string">
            <text:p>ي</text:p>
          </table:table-cell>
          <table:table-cell table:formula="of:=VLOOKUP([.B8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+3</text:p>
          </table:table-cell>
          <table:table-cell office:value-type="string" calcext:value-type="string">
            <text:p>ن</text:p>
          </table:table-cell>
          <table:table-cell table:formula="of:=VLOOKUP([.B82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37</text:p>
          </table:table-cell>
          <table:table-cell office:value-type="string" calcext:value-type="string">
            <text:p>د</text:p>
          </table:table-cell>
          <table:table-cell table:formula="of:=VLOOKUP([.B82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6705071</text:p>
          </table:table-cell>
          <table:table-cell office:value-type="string" calcext:value-type="string">
            <text:p>ڠ</text:p>
          </table:table-cell>
          <table:table-cell table:formula="of:=VLOOKUP([.B82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444473712</text:p>
          </table:table-cell>
          <table:table-cell office:value-type="string" calcext:value-type="string">
            <text:p>ن</text:p>
          </table:table-cell>
          <table:table-cell table:formula="of:=VLOOKUP([.B82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126</text:p>
          </table:table-cell>
          <table:table-cell office:value-type="string" calcext:value-type="string">
            <text:p>ب</text:p>
          </table:table-cell>
          <table:table-cell table:formula="of:=VLOOKUP([.B82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454+5776656</text:p>
          </table:table-cell>
          <table:table-cell office:value-type="string" calcext:value-type="string">
            <text:p>ݢ</text:p>
          </table:table-cell>
          <table:table-cell table:formula="of:=VLOOKUP([.B826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04543</text:p>
          </table:table-cell>
          <table:table-cell office:value-type="string" calcext:value-type="string">
            <text:p>ن</text:p>
          </table:table-cell>
          <table:table-cell table:formula="of:=VLOOKUP([.B82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35534+53+37</text:p>
          </table:table-cell>
          <table:table-cell office:value-type="string" calcext:value-type="string">
            <text:p>د</text:p>
          </table:table-cell>
          <table:table-cell table:formula="of:=VLOOKUP([.B82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29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353620754</text:p>
          </table:table-cell>
          <table:table-cell office:value-type="string" calcext:value-type="string">
            <text:p>ع</text:p>
          </table:table-cell>
          <table:table-cell table:formula="of:=VLOOKUP([.B83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22227</text:p>
          </table:table-cell>
          <table:table-cell office:value-type="string" calcext:value-type="string">
            <text:p>ل</text:p>
          </table:table-cell>
          <table:table-cell table:formula="of:=VLOOKUP([.B83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41434332</text:p>
          </table:table-cell>
          <table:table-cell office:value-type="string" calcext:value-type="string">
            <text:p>ی</text:p>
          </table:table-cell>
          <table:table-cell table:formula="of:=VLOOKUP([.B83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</text:p>
          </table:table-cell>
          <table:table-cell office:value-type="string" calcext:value-type="string">
            <text:p>ا</text:p>
          </table:table-cell>
          <table:table-cell table:formula="of:=VLOOKUP([.B83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2432705444</text:p>
          </table:table-cell>
          <table:table-cell office:value-type="string" calcext:value-type="string">
            <text:p>و</text:p>
          </table:table-cell>
          <table:table-cell table:formula="of:=VLOOKUP([.B8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3143222</text:p>
          </table:table-cell>
          <table:table-cell office:value-type="string" calcext:value-type="string">
            <text:p>ر</text:p>
          </table:table-cell>
          <table:table-cell table:formula="of:=VLOOKUP([.B83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474220+7</text:p>
          </table:table-cell>
          <table:table-cell office:value-type="string" calcext:value-type="string">
            <text:p>ڠ</text:p>
          </table:table-cell>
          <table:table-cell table:formula="of:=VLOOKUP([.B83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4-43</text:p>
          </table:table-cell>
          <table:table-cell office:value-type="string" calcext:value-type="string">
            <text:p>ي</text:p>
          </table:table-cell>
          <table:table-cell table:formula="of:=VLOOKUP([.B8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64553313106667737140111</text:p>
          </table:table-cell>
          <table:table-cell office:value-type="string" calcext:value-type="string">
            <text:p>ڠ</text:p>
          </table:table-cell>
          <table:table-cell table:formula="of:=VLOOKUP([.B83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64365540443</text:p>
          </table:table-cell>
          <table:table-cell office:value-type="string" calcext:value-type="string">
            <text:p>ۏ</text:p>
          </table:table-cell>
          <table:table-cell table:formula="of:=VLOOKUP([.B841]; [$lookup.A$1:$lookup.B$37]; 2; 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375</text:p>
          </table:table-cell>
          <table:table-cell office:value-type="string" calcext:value-type="string">
            <text:p>ء</text:p>
          </table:table-cell>
          <table:table-cell table:formula="of:=VLOOKUP([.B842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0443+33+</text:p>
          </table:table-cell>
          <table:table-cell office:value-type="string" calcext:value-type="string">
            <text:p>ن</text:p>
          </table:table-cell>
          <table:table-cell table:formula="of:=VLOOKUP([.B8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7-1536</text:p>
          </table:table-cell>
          <table:table-cell office:value-type="string" calcext:value-type="string">
            <text:p>ب</text:p>
          </table:table-cell>
          <table:table-cell table:formula="of:=VLOOKUP([.B84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145554</text:p>
          </table:table-cell>
          <table:table-cell office:value-type="string" calcext:value-type="string">
            <text:p>ر</text:p>
          </table:table-cell>
          <table:table-cell table:formula="of:=VLOOKUP([.B84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156245530765</text:p>
          </table:table-cell>
          <table:table-cell office:value-type="string" calcext:value-type="string">
            <text:p>ک</text:p>
          </table:table-cell>
          <table:table-cell table:formula="of:=VLOOKUP([.B8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123112362222</text:p>
          </table:table-cell>
          <table:table-cell office:value-type="string" calcext:value-type="string">
            <text:p>ا</text:p>
          </table:table-cell>
          <table:table-cell table:formula="of:=VLOOKUP([.B84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3+535</text:p>
          </table:table-cell>
          <table:table-cell office:value-type="string" calcext:value-type="string">
            <text:p>ت</text:p>
          </table:table-cell>
          <table:table-cell table:formula="of:=VLOOKUP([.B84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+2222372</text:p>
          </table:table-cell>
          <table:table-cell office:value-type="string" calcext:value-type="string">
            <text:p>ا</text:p>
          </table:table-cell>
          <table:table-cell table:formula="of:=VLOOKUP([.B85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2621</text:p>
          </table:table-cell>
          <table:table-cell office:value-type="string" calcext:value-type="string">
            <text:p>ل</text:p>
          </table:table-cell>
          <table:table-cell table:formula="of:=VLOOKUP([.B85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3515</text:p>
          </table:table-cell>
          <table:table-cell office:value-type="string" calcext:value-type="string">
            <text:p>ه</text:p>
          </table:table-cell>
          <table:table-cell table:formula="of:=VLOOKUP([.B8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4544</text:p>
          </table:table-cell>
          <table:table-cell office:value-type="string" calcext:value-type="string">
            <text:p>ب</text:p>
          </table:table-cell>
          <table:table-cell table:formula="of:=VLOOKUP([.B85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55443</text:p>
          </table:table-cell>
          <table:table-cell office:value-type="string" calcext:value-type="string">
            <text:p>ف</text:p>
          </table:table-cell>
          <table:table-cell table:formula="of:=VLOOKUP([.B85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0</text:p>
          </table:table-cell>
          <table:table-cell office:value-type="string" calcext:value-type="string">
            <text:p>ا</text:p>
          </table:table-cell>
          <table:table-cell table:formula="of:=VLOOKUP([.B8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56774005172124</text:p>
          </table:table-cell>
          <table:table-cell office:value-type="string" calcext:value-type="string">
            <text:p>ث</text:p>
          </table:table-cell>
          <table:table-cell table:formula="of:=VLOOKUP([.B85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4333+4</text:p>
          </table:table-cell>
          <table:table-cell office:value-type="string" calcext:value-type="string">
            <text:p>ش</text:p>
          </table:table-cell>
          <table:table-cell table:formula="of:=VLOOKUP([.B857]; [$lookup.A$1:$lookup.B$37]; 2; 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-333</text:p>
          </table:table-cell>
          <table:table-cell office:value-type="string" calcext:value-type="string">
            <text:p>ي</text:p>
          </table:table-cell>
          <table:table-cell table:formula="of:=VLOOKUP([.B85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365553537</text:p>
          </table:table-cell>
          <table:table-cell office:value-type="string" calcext:value-type="string">
            <text:p>د</text:p>
          </table:table-cell>
          <table:table-cell table:formula="of:=VLOOKUP([.B85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60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6</text:p>
          </table:table-cell>
          <table:table-cell office:value-type="string" calcext:value-type="string">
            <text:p>ا</text:p>
          </table:table-cell>
          <table:table-cell table:formula="of:=VLOOKUP([.B86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666636</text:p>
          </table:table-cell>
          <table:table-cell office:value-type="string" calcext:value-type="string">
            <text:p>ل</text:p>
          </table:table-cell>
          <table:table-cell table:formula="of:=VLOOKUP([.B8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6315</text:p>
          </table:table-cell>
          <table:table-cell office:value-type="string" calcext:value-type="string">
            <text:p>م</text:p>
          </table:table-cell>
          <table:table-cell table:formula="of:=VLOOKUP([.B86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55474443</text:p>
          </table:table-cell>
          <table:table-cell office:value-type="string" calcext:value-type="string">
            <text:p>ر</text:p>
          </table:table-cell>
          <table:table-cell table:formula="of:=VLOOKUP([.B86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155434143</text:p>
          </table:table-cell>
          <table:table-cell office:value-type="string" calcext:value-type="string">
            <text:p>س</text:p>
          </table:table-cell>
          <table:table-cell table:formula="of:=VLOOKUP([.B866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4</text:p>
          </table:table-cell>
          <table:table-cell office:value-type="string" calcext:value-type="string">
            <text:p>ل</text:p>
          </table:table-cell>
          <table:table-cell table:formula="of:=VLOOKUP([.B8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54-335</text:p>
          </table:table-cell>
          <table:table-cell office:value-type="string" calcext:value-type="string">
            <text:p>ي</text:p>
          </table:table-cell>
          <table:table-cell table:formula="of:=VLOOKUP([.B86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65545443+43+32</text:p>
          </table:table-cell>
          <table:table-cell office:value-type="string" calcext:value-type="string">
            <text:p>ن</text:p>
          </table:table-cell>
          <table:table-cell table:formula="of:=VLOOKUP([.B8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0322745</text:p>
          </table:table-cell>
          <table:table-cell office:value-type="string" calcext:value-type="string">
            <text:p>م</text:p>
          </table:table-cell>
          <table:table-cell table:formula="of:=VLOOKUP([.B8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754</text:p>
          </table:table-cell>
          <table:table-cell office:value-type="string" calcext:value-type="string">
            <text:p>م</text:p>
          </table:table-cell>
          <table:table-cell table:formula="of:=VLOOKUP([.B87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36-54</text:p>
          </table:table-cell>
          <table:table-cell office:value-type="string" calcext:value-type="string">
            <text:p>ن</text:p>
          </table:table-cell>
          <table:table-cell table:formula="of:=VLOOKUP([.B8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+44+055444437</text:p>
          </table:table-cell>
          <table:table-cell office:value-type="string" calcext:value-type="string">
            <text:p>ت</text:p>
          </table:table-cell>
          <table:table-cell table:formula="of:=VLOOKUP([.B873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74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6470</text:p>
          </table:table-cell>
          <table:table-cell office:value-type="string" calcext:value-type="string">
            <text:p>ر</text:p>
          </table:table-cell>
          <table:table-cell table:formula="of:=VLOOKUP([.B87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24513+65</text:p>
          </table:table-cell>
          <table:table-cell office:value-type="string" calcext:value-type="string">
            <text:p>ض</text:p>
          </table:table-cell>
          <table:table-cell table:formula="of:=VLOOKUP([.B876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4755141553453332215</text:p>
          </table:table-cell>
          <table:table-cell office:value-type="string" calcext:value-type="string">
            <text:p>ي</text:p>
          </table:table-cell>
          <table:table-cell table:formula="of:=VLOOKUP([.B87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-546</text:p>
          </table:table-cell>
          <table:table-cell office:value-type="string" calcext:value-type="string">
            <text:p>ب</text:p>
          </table:table-cell>
          <table:table-cell table:formula="of:=VLOOKUP([.B87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551515454</text:p>
          </table:table-cell>
          <table:table-cell office:value-type="string" calcext:value-type="string">
            <text:p>ر</text:p>
          </table:table-cell>
          <table:table-cell table:formula="of:=VLOOKUP([.B87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4353134+6535</text:p>
          </table:table-cell>
          <table:table-cell office:value-type="string" calcext:value-type="string">
            <text:p>ڠ</text:p>
          </table:table-cell>
          <table:table-cell table:formula="of:=VLOOKUP([.B880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3532</text:p>
          </table:table-cell>
          <table:table-cell office:value-type="string" calcext:value-type="string">
            <text:p>ي</text:p>
          </table:table-cell>
          <table:table-cell table:formula="of:=VLOOKUP([.B88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5+616331</text:p>
          </table:table-cell>
          <table:table-cell office:value-type="string" calcext:value-type="string">
            <text:p>ڠ</text:p>
          </table:table-cell>
          <table:table-cell table:formula="of:=VLOOKUP([.B88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883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4447</text:p>
          </table:table-cell>
          <table:table-cell office:value-type="string" calcext:value-type="string">
            <text:p>ذ</text:p>
          </table:table-cell>
          <table:table-cell table:formula="of:=VLOOKUP([.B884]; [$lookup.A$1:$lookup.B$37]; 2; 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5254-403</text:p>
          </table:table-cell>
          <table:table-cell office:value-type="string" calcext:value-type="string">
            <text:p>ي</text:p>
          </table:table-cell>
          <table:table-cell table:formula="of:=VLOOKUP([.B8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353437</text:p>
          </table:table-cell>
          <table:table-cell office:value-type="string" calcext:value-type="string">
            <text:p>ذ</text:p>
          </table:table-cell>
          <table:table-cell table:formula="of:=VLOOKUP([.B886]; [$lookup.A$1:$lookup.B$37]; 2; 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53+55430425+</text:p>
          </table:table-cell>
          <table:table-cell office:value-type="string" calcext:value-type="string">
            <text:p>ن</text:p>
          </table:table-cell>
          <table:table-cell table:formula="of:=VLOOKUP([.B8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8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ڽ</text:p>
          </table:table-cell>
          <table:table-cell table:number-columns-repeated="2"/>
        </table:table-row>
        <table:table-row table:style-name="ro1" table:number-rows-repeated="4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13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27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hort form</text:p>
          </table:table-cell>
          <table:table-cell table:number-columns-repeated="2"/>
        </table:table-row>
        <table:table-row table:style-name="ro1" table:number-rows-repeated="58">
          <table:table-cell table:style-name="Default"/>
          <table:table-cell table:number-columns-repeated="4"/>
        </table:table-row>
        <table:table-row table:style-name="ro1" table:number-rows-repeated="10469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fs-djikstra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13-lineimg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ح</text:p>
          </table:table-cell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ش</text:p>
          </table:table-cell>
        </table:table-row>
        <table:table-row table:style-name="ro1">
          <table:table-cell table:style-name="Default"/>
          <table:table-cell office:value-type="string" calcext:value-type="string">
            <text:p>ء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ح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ؤ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ث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ث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ظ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ط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ع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ح</text:p>
          </table:table-cell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خ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ع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</table:table-row>
        <table:table-row table:style-name="ro1">
          <table:table-cell table:style-name="Default"/>
          <table:table-cell office:value-type="string" calcext:value-type="string">
            <text:p>غ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ظ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ق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چ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 office:value-type="string" calcext:value-type="string">
            <text:p>p13-lineimg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ق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ش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p12-lineimg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ش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p12-lineimg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 office:value-type="string" calcext:value-type="string">
            <text:p>p12-lineimg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ڤ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ء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ج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ظ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ج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 office:value-type="string" calcext:value-type="string">
            <text:p>p12-lineimg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چ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ح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ج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 office:value-type="string" calcext:value-type="string">
            <text:p>p12-lineimg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ج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چ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 office:value-type="string" calcext:value-type="string">
            <text:p>p12-lineimg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ج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ق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ش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ؤ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ش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ح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ج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ب</text:p>
          </table:table-cell>
        </table:table-row>
        <table:table-row table:style-name="ro1">
          <table:table-cell/>
          <table:table-cell office:value-type="string" calcext:value-type="string">
            <text:p>ش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harusnya ada</text:p>
          </table:table-cell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ظ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ق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p12-lineimg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ڠ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ح</text:p>
          </table:table-cell>
        </table:table-row>
        <table:table-row table:style-name="ro1">
          <table:table-cell/>
          <table:table-cell office:value-type="string" calcext:value-type="string">
            <text:p>ض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</table:table-row>
        <table:table-row table:style-name="ro1"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س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 office:value-type="string" calcext:value-type="string">
            <text:p>p12-lineimg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ث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ك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</table:table-row>
        <table:table-row table:style-name="ro1"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4T16:04:17.869109462</dc:date>
    <meta:editing-duration>P2DT21M45S</meta:editing-duration>
    <meta:editing-cycles>65</meta:editing-cycles>
    <meta:generator>LibreOffice/7.4.7.2$Linux_X86_64 LibreOffice_project/40$Build-2</meta:generator>
    <meta:document-statistic meta:table-count="3" meta:cell-count="4259" meta:object-count="0"/>
  </office:meta>
</office:document-meta>
</file>